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893" officeooo:paragraph-rsid="00004893"/>
    </style:style>
    <style:style style:name="P2" style:family="paragraph" style:parent-style-name="Standard">
      <style:text-properties officeooo:rsid="00005c90" officeooo:paragraph-rsid="00005c90"/>
    </style:style>
    <style:style style:name="T1" style:family="text">
      <style:text-properties officeooo:rsid="00005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łośnikiem estetyki, jakości i programowania. To wybuchowe połączenie pozwala mi tworzyć strony na najwyższym poziomie, z dbałością o każdy szczegół, przepełniając swoje projekty oryginalnym designem oraz najnowszymi technologiami, takimi jak RWD, PWA, BEM. </text:p>
      <text:p text:style-name="Standard"/>
      <text:p text:style-name="Text_20_body">My name is Jacek. I’m 25 years old student of IEC at University of Technology in Wrocław. I have an engineering degree in Electronic and Telecommunication. In September I will defend my Master's degree and it's time for me to start my development as a professional. I'm interested in the front-end for a year. I'm currently learning Angular framework. </text:p>
      <text:p text:style-name="Text_20_body">I'm also playing in a metal band - <text:a xlink:type="simple" xlink:href="https://facebook.pl/mindfak" text:style-name="Internet_20_link" text:visited-style-name="Visited_20_Internet_20_Link">Mindfak</text:a>, where I'm the vocalist and bassist </text:p>
      <text:p text:style-name="Text_20_body">I’m looking for a internship / job as a Front-end developer. </text:p>
      <text:p text:style-name="Standard">Ukończyłam studia matematyczne, które nauczyły mnie logicznego myślenia przydatnego w pracy programisty. Jestem osobą dokładną, zaangażowaną w powierzone zadania. Staram się pisać poprawny kod HTML5/CSS3/JavaScript zgodnie z najlepszymi praktykami i dbam, aby moje strony były responsywne i czytelne na różnych przeglądarkach internetowych. </text:p>
      <text:p text:style-name="Standard"/>
      <text:p text:style-name="Text_20_body">Mam na imię Jan i na co dzień pracuję jako Junior Javascript Developer. <text:line-break/>Swoją przygodę z programowaniem zacząłem pewnie w wieku około 13 lat, kiedy to przerabialem skrypty do botów w Diablo 2 :D. W wieku 27 lat podjąłem decyzję o zmianie ścieżki życiowej. Przysiadłem do kursów on-line i po krótkim okresie czasu zdałem sobie sprawę z tego, iż programowanie bardzo mnie fascynuje i chciałbym rozwijać się właśnie w tym kierunku. <text:line-break/>Aktualnie poza pracą na etat zajmuję się tworzeniem mniej lub bardziej zaawansowanych stron internetowych oraz ciągłym doskonaleniem swojej wiedzy związanej z programowaniem. </text:p>
      <text:p text:style-name="Text_20_body">Zapraszam do kontaktu(sekcja na dole strony). Wszelkie uwagi są mile widziane, więc proszę o przesyłanie wiadomości! </text:p>
      <text:p text:style-name="Standard">I am a 22-year-old front-end developer living in Warsaw, Poland. I started my adventure with web development in the first quarter of 2018. In my projects I mainly use technologies like: HTML5, CSS3 (SASS) and JavaScript. I am currently expanding my knowledge about JavaScript and ReactJS. I also create responsive websites, so they look awesome and display correctly from the smallest to the largest screen. <text:line-break/><text:line-break/>I am looking for a job or internship in Warsaw as a junior front-end developer. If you are interested in hiring me or cooperating with me, please go to the contact me section below. </text:p>
      <text:p text:style-name="Standard"/>
      <text:p text:style-name="Standard"/>
      <text:p text:style-name="P1">Mam na imię Piotr i na codzień NIE pracuję jako Front-end Developer. Ukończyłem studia na Politechnice Warszawskiej (Wydział Chemiczny), które nauczyły mnie logicznego myslenia, jakże przydatnego w pracy programisty. <text:s/>W wieku 57 lat podjąłem decyzję o zmianie ścieżki życiowej. <text:span text:style-name="T1">Jestem samoukiem, z</text:span>abrałem się za kursy on-line i rychło zdałem sobie sprawę, że programowanie mnie fascynuje i chcę to robić. Jestem osobą dokładną i zaangażowaną, a praca w sprzedaży <text:span text:style-name="T1">nauczyła mnie niepoddawania się trudnościom.</text:span></text:p>
      <text:p text:style-name="P2">Szukam pracy albo stażu w Warszawie, chętnie również przyjmę pojedyncze zlecenia na wykonanie stron. Cały czas podnosze swoje kwalifikacje, w tej chwili jestem na początku Redux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19-07-27T09:59:10.054000000</dc:date>
    <meta:editing-duration>PT6M5S</meta:editing-duration>
    <meta:editing-cycles>1</meta:editing-cycles>
    <meta:document-statistic meta:table-count="0" meta:image-count="0" meta:object-count="0" meta:page-count="1" meta:paragraph-count="10" meta:word-count="467" meta:character-count="3093" meta:non-whitespace-character-count="2623"/>
  </office:meta>
</office:document-meta>
</file>